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448ad" officeooo:paragraph-rsid="001448ad"/>
    </style:style>
    <style:style style:name="P2" style:family="paragraph" style:parent-style-name="Standard">
      <style:text-properties fo:language="en" fo:country="US" officeooo:rsid="001af103" officeooo:paragraph-rsid="001af103"/>
    </style:style>
    <style:style style:name="P3" style:family="paragraph" style:parent-style-name="Standard">
      <style:text-properties fo:language="en" fo:country="US" fo:font-weight="bold" officeooo:rsid="001993f2" officeooo:paragraph-rsid="001993f2" style:font-weight-asian="bold" style:font-weight-complex="bold"/>
    </style:style>
    <style:style style:name="P4" style:family="paragraph" style:parent-style-name="Standard" style:list-style-name="L1">
      <style:text-properties fo:language="en" fo:country="US" officeooo:rsid="001af103" officeooo:paragraph-rsid="001af103"/>
    </style:style>
    <style:style style:name="P5" style:family="paragraph" style:parent-style-name="Standard" style:list-style-name="L1">
      <style:text-properties fo:language="en" fo:country="US" officeooo:rsid="001448ad" officeooo:paragraph-rsid="001a2d80"/>
    </style:style>
    <style:style style:name="P6" style:family="paragraph" style:parent-style-name="Standard" style:list-style-name="L1">
      <style:text-properties fo:language="en" fo:country="US" officeooo:rsid="001448ad" officeooo:paragraph-rsid="001af103"/>
    </style:style>
    <style:style style:name="P7" style:family="paragraph" style:parent-style-name="Standard" style:list-style-name="L2">
      <style:text-properties fo:language="en" fo:country="US" officeooo:rsid="001448ad" officeooo:paragraph-rsid="001af103"/>
    </style:style>
    <style:style style:name="P8" style:family="paragraph" style:parent-style-name="Standard" style:list-style-name="L2">
      <style:text-properties officeooo:paragraph-rsid="001af103"/>
    </style:style>
    <style:style style:name="P9" style:family="paragraph" style:parent-style-name="Standard" style:list-style-name="L2">
      <style:text-properties officeooo:rsid="001b3928" officeooo:paragraph-rsid="001b3928"/>
    </style:style>
    <style:style style:name="T1" style:family="text">
      <style:text-properties officeooo:rsid="001448a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448ad"/>
    </style:style>
    <style:style style:name="T4" style:family="text">
      <style:text-properties fo:language="en" fo:country="US" officeooo:rsid="001af103"/>
    </style:style>
    <style:style style:name="T5" style:family="text">
      <style:text-properties fo:language="en" fo:country="US" officeooo:rsid="001c9bcb"/>
    </style:style>
    <style:style style:name="T6" style:family="text">
      <style:text-properties fo:language="en" fo:country="US" officeooo:rsid="001d29b2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8779f" fo:background-color="#ffff00" loext:char-shading-value="0"/>
    </style:style>
    <style:style style:name="T9" style:family="text">
      <style:text-properties officeooo:rsid="001af10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d29b2"/>
    </style:style>
    <style:style style:name="T12" style:family="text">
      <style:text-properties officeooo:rsid="001f1cc8"/>
    </style:style>
    <style:style style:name="T13" style:family="text">
      <style:text-properties officeooo:rsid="002022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7">Dialogue moves : <text:s/></text:span><text:span text:style-name="T8">Add the citations for the behaviour</text:span></text:p>
      <text:p text:style-name="P3">The rules for dominant behavior:</text:p>
      <text:list xml:id="list827533355520214447" text:style-name="L1">
        <text:list-item>
          <text:p text:style-name="P4">The dominant <text:tab/><text:span text:style-name="T12">agent</text:span> direct the conversation in order to sati<text:span text:style-name="T13">s</text:span>fy his preferences.</text:p>
        </text:list-item>
        <text:list-item>
          <text:p text:style-name="P5"><text:span text:style-name="T9">T</text:span>he <text:s/>agent proposes the user preferred value only if it meets its preferences.</text:p>
        </text:list-item>
        <text:list-item>
          <text:p text:style-name="P6"><text:span text:style-name="T9">T</text:span>he <text:s/>agent accepts a <text:s/>proposals only if it meets its preferences. </text:p>
        </text:list-item>
        <text:list-item>
          <text:p text:style-name="P6">The agent is able to express several times the same statement or a proposal, if this later is its most preferred value.</text:p>
        </text:list-item>
        <text:list-item>
          <text:p text:style-name="P4">The agent is <text:span text:style-name="T1">able to express a reject if a value is not preferred, or it counter proposes a more preferred value. </text:span></text:p>
        </text:list-item>
        <text:list-item>
          <text:p text:style-name="P4">The agent opens the negotiation on new criteria by stating its preferences or proposes to choose what he likes.</text:p>
        </text:list-item>
      </text:list>
      <text:p text:style-name="P2"/>
      <text:p text:style-name="P2"><text:span text:style-name="T10">The rules for a submissive behavior :</text:span> </text:p>
      <text:list xml:id="list1704163554857085700" text:style-name="L2">
        <text:list-item>
          <text:p text:style-name="P7">a submissive agent directs the dialogue in order to satisfy the user preferences at the expense of its preferences. </text:p>
        </text:list-item>
        <text:list-item>
          <text:p text:style-name="P7">the agent expresses its preferences only if the user ask him <text:span text:style-name="T9">to.</text:span></text:p>
        </text:list-item>
        <text:list-item>
          <text:p text:style-name="P8"><text:span text:style-name="T4">T</text:span><text:span text:style-name="T3">h</text:span><text:span text:style-name="T6">e</text:span><text:span text:style-name="T3"> agent proposes directly a value if its is stated by the user. </text:span></text:p>
        </text:list-item>
        <text:list-item>
          <text:p text:style-name="P8"><text:span text:style-name="T4">The agent o</text:span><text:span text:style-name="T3">pen</text:span><text:span text:style-name="T4">s </text:span><text:span text:style-name="T3">a negotiation about a new criterion </text:span><text:span text:style-name="T4">in order to </text:span><text:span text:style-name="T3">collect more knowledge about the user preferences. Thus, it asks the user about his preferences on the new criterion. </text:span></text:p>
        </text:list-item>
        <text:list-item>
          <text:p text:style-name="P9"><text:span text:style-name="T3">T</text:span><text:span text:style-name="T2">he submissive agent express a reject by using the statePreference utterance in order to explain that </text:span><text:span text:style-name="T3"><text:s/>he </text:span><text:span text:style-name="T5">doesn't</text:span><text:span text:style-name="T3"> like the proposal rather than a clear reject. 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3:37:57.969711547</meta:creation-date>
    <dc:date>2016-05-12T11:12:59.049126380</dc:date>
    <meta:editing-duration>PT2H19M10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233" meta:character-count="1304" meta:non-whitespace-character-count="1083"/>
  </office:meta>
</office:document-meta>
</file>